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Helvetica Neue" svg:font-family="'Helvetica Neue', Helvetica, Arial, sans-serif"/>
    <style:font-face style:name="Lohit Hindi1" svg:font-family="'Lohit Hindi'"/>
    <style:font-face style:name="Open Sans" svg:font-family="'Open Sans'"/>
    <style:font-face style:name="OpenSymbol" svg:font-family="OpenSymbol"/>
    <style:font-face style:name="Sofia Pro" svg:font-family="'Sofia Pro', sans-serif"/>
    <style:font-face style:name="ff1" svg:font-family="ff1, Arial, Arial, Helvetica, sans-serif"/>
    <style:font-face style:name="ff2" svg:font-family="ff2, Arial, Arial, Helvetica, sans-serif"/>
    <style:font-face style:name="ff3" svg:font-family="ff3, Arial, Arial, Helvetica, sans-serif"/>
    <style:font-face style:name="helvetica" svg:font-family="helvetica"/>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margin-top="0cm" fo:margin-bottom="0cm" fo:line-height="100%" fo:text-align="start" style:justify-single-word="false" fo:orphans="2" fo:widows="2" fo:text-indent="0cm" style:auto-text-indent="false" fo:padding="0cm" fo:border="none"/>
      <style:text-properties fo:font-variant="normal" fo:text-transform="none" fo:color="#000000" style:font-name="Sofia Pro" fo:font-size="54pt" fo:letter-spacing="normal" fo:font-style="normal" fo:font-weight="normal"/>
    </style:style>
    <style:style style:name="P2" style:family="paragraph" style:parent-style-name="Standard">
      <style:paragraph-properties fo:margin-left="0cm" fo:margin-right="0cm" fo:margin-top="0cm" fo:margin-bottom="0cm" fo:line-height="100%" fo:text-align="start" style:justify-single-word="false" fo:orphans="2" fo:widows="2" fo:text-indent="0cm" style:auto-text-indent="false" fo:padding="0cm" fo:border="none"/>
      <style:text-properties fo:font-variant="normal" fo:text-transform="none" fo:color="#000000" style:font-name="ff1" fo:font-size="54pt" fo:letter-spacing="normal" fo:font-style="normal" fo:font-weight="normal"/>
    </style:style>
    <style:style style:name="P3" style:family="paragraph" style:parent-style-name="Standard">
      <style:paragraph-properties fo:margin-left="0cm" fo:margin-right="0cm" fo:margin-top="0cm" fo:margin-bottom="0cm" fo:line-height="100%" fo:text-align="start" style:justify-single-word="false" fo:orphans="2" fo:widows="2" fo:text-indent="0cm" style:auto-text-indent="false" fo:padding="0cm" fo:border="none"/>
      <style:text-properties fo:font-variant="normal" fo:text-transform="none" fo:color="#000000" fo:letter-spacing="normal"/>
    </style:style>
    <style:style style:name="P4" style:family="paragraph" style:parent-style-name="Standard">
      <style:paragraph-properties fo:margin-left="0cm" fo:margin-right="0cm" fo:margin-top="0cm" fo:margin-bottom="0cm" fo:line-height="100%" fo:text-align="start" style:justify-single-word="false" fo:orphans="2" fo:widows="2" fo:text-indent="0cm" style:auto-text-indent="false" fo:padding="0cm" fo:border="none"/>
      <style:text-properties fo:font-variant="normal" fo:text-transform="none" fo:color="#000000" style:font-name="ff3" fo:font-size="65.25pt" fo:letter-spacing="normal" fo:font-style="normal" fo:font-weight="bold"/>
    </style:style>
    <style:style style:name="P5" style:family="paragraph" style:parent-style-name="Standard">
      <style:paragraph-properties fo:margin-left="0cm" fo:margin-right="0cm" fo:margin-top="0cm" fo:margin-bottom="0cm" fo:line-height="100%" fo:text-align="start" style:justify-single-word="false" fo:orphans="2" fo:widows="2" fo:text-indent="0cm" style:auto-text-indent="false" fo:padding="0cm" fo:border="none"/>
      <style:text-properties fo:font-variant="normal" fo:text-transform="none" fo:color="#000000" style:font-name="ff2" fo:font-size="54pt" fo:letter-spacing="normal" fo:font-style="normal" fo:font-weight="normal"/>
    </style:style>
    <style:style style:name="P6" style:family="paragraph" style:parent-style-name="Standard">
      <style:paragraph-properties fo:margin-left="0cm" fo:margin-right="0cm" fo:margin-top="0cm" fo:margin-bottom="0cm" fo:line-height="100%" fo:text-align="start" style:justify-single-word="false" fo:orphans="2" fo:widows="2" fo:text-indent="0cm" style:auto-text-indent="false" fo:padding="0cm" fo:border="none"/>
      <style:text-properties fo:font-variant="normal" fo:text-transform="none" fo:color="#000000" style:font-name="ff2" fo:font-size="54pt" fo:letter-spacing="-0.026cm" fo:font-style="normal" fo:font-weight="normal"/>
    </style:style>
    <style:style style:name="P7" style:family="paragraph" style:parent-style-name="Standard">
      <style:paragraph-properties fo:margin-top="0cm" fo:margin-bottom="2.646cm" style:line-height-at-least="1.905cm" fo:text-align="start" style:justify-single-word="false" fo:orphans="2" fo:widows="2"/>
      <style:text-properties fo:font-variant="normal" fo:text-transform="none" fo:color="#000000" style:font-name="Sofia Pro" fo:font-size="54pt" fo:letter-spacing="normal" fo:font-style="normal" fo:font-weight="normal" style:font-name-asian="Sofia Pro" style:font-size-asian="12pt" style:font-style-asian="normal" style:font-weight-asian="normal" style:font-name-complex="Sofia Pro" style:font-size-complex="12pt" style:font-style-complex="normal" style:font-weight-complex="normal"/>
    </style:style>
    <style:style style:name="P8" style:family="paragraph" style:parent-style-name="Standard">
      <style:paragraph-properties fo:margin-top="0cm" fo:margin-bottom="2.646cm" style:line-height-at-least="1.905cm" fo:text-align="start" style:justify-single-word="false" fo:orphans="2" fo:widows="2"/>
      <style:text-properties fo:font-variant="normal" fo:text-transform="none" fo:color="#000000" style:font-name="Sofia Pro" fo:font-size="12pt" fo:letter-spacing="normal" fo:font-style="normal" fo:font-weight="normal" style:font-name-asian="Sofia Pro" style:font-size-asian="12pt" style:font-style-asian="normal" style:font-weight-asian="normal" style:font-name-complex="Sofia Pro" style:font-size-complex="12pt" style:font-style-complex="normal" style:font-weight-complex="normal"/>
    </style:style>
    <style:style style:name="P9" style:family="paragraph" style:parent-style-name="Standard" style:list-style-name="L1">
      <style:paragraph-properties fo:margin-top="0cm" fo:margin-bottom="2.646cm" style:line-height-at-least="1.905cm" fo:text-align="start" style:justify-single-word="false" fo:orphans="2" fo:widows="2"/>
      <style:text-properties fo:font-variant="normal" fo:text-transform="none" fo:color="#000000" style:font-name="Sofia Pro" fo:font-size="12pt" fo:letter-spacing="normal" fo:font-style="normal" fo:font-weight="normal" style:font-name-asian="Sofia Pro" style:font-size-asian="12pt" style:font-style-asian="normal" style:font-weight-asian="normal" style:font-name-complex="Sofia Pro" style:font-size-complex="12pt" style:font-style-complex="normal" style:font-weight-complex="normal"/>
    </style:style>
    <style:style style:name="P10" style:family="paragraph" style:parent-style-name="Standard">
      <style:paragraph-properties fo:margin-top="0cm" fo:margin-bottom="2.646cm" style:line-height-at-least="1.905cm" fo:text-align="start" style:justify-single-word="false" fo:orphans="2" fo:widows="2"/>
      <style:text-properties fo:font-variant="normal" fo:text-transform="none" fo:color="#000000" style:font-name="ff1" fo:font-size="54pt" fo:letter-spacing="-0.026cm" fo:font-style="normal" fo:font-weight="normal" style:font-name-asian="Sofia Pro" style:font-size-asian="12pt" style:font-style-asian="normal" style:font-weight-asian="normal" style:font-name-complex="Sofia Pro" style:font-size-complex="12pt" style:font-style-complex="normal" style:font-weight-complex="normal"/>
    </style:style>
    <style:style style:name="P11" style:family="paragraph" style:parent-style-name="Standard">
      <style:paragraph-properties fo:margin-top="0cm" fo:margin-bottom="2.646cm" style:line-height-at-least="1.905cm" fo:text-align="start" style:justify-single-word="false" fo:orphans="2" fo:widows="2"/>
      <style:text-properties fo:font-variant="normal" fo:text-transform="none" fo:color="#000000" style:font-name="ff1" fo:font-size="54pt" fo:letter-spacing="normal" fo:font-style="normal" fo:font-weight="normal" style:font-name-asian="Sofia Pro" style:font-size-asian="12pt" style:font-style-asian="normal" style:font-weight-asian="normal" style:font-name-complex="Sofia Pro" style:font-size-complex="12pt" style:font-style-complex="normal" style:font-weight-complex="normal"/>
    </style:style>
    <style:style style:name="P12" style:family="paragraph" style:parent-style-name="Standard">
      <style:paragraph-properties fo:margin-top="0cm" fo:margin-bottom="2.646cm" style:line-height-at-least="1.905cm" fo:text-align="start" style:justify-single-word="false" fo:orphans="2" fo:widows="2"/>
      <style:text-properties fo:font-variant="normal" fo:text-transform="none" fo:color="#000000" style:font-name="ff3" fo:font-size="65.25pt" fo:letter-spacing="-0.026cm" fo:font-style="normal" fo:font-weight="bold" style:font-name-asian="Sofia Pro" style:font-size-asian="12pt" style:font-style-asian="normal" style:font-weight-asian="normal" style:font-name-complex="Sofia Pro" style:font-size-complex="12pt" style:font-style-complex="normal" style:font-weight-complex="normal"/>
    </style:style>
    <style:style style:name="P13" style:family="paragraph" style:parent-style-name="Standard">
      <style:paragraph-properties fo:margin-top="0cm" fo:margin-bottom="2.646cm" style:line-height-at-least="1.905cm" fo:text-align="start" style:justify-single-word="false" fo:orphans="2" fo:widows="2"/>
      <style:text-properties fo:font-variant="normal" fo:text-transform="none" fo:color="#000000" style:font-name="ff3" fo:font-size="65.25pt" fo:letter-spacing="normal" fo:font-style="normal" fo:font-weight="bold" style:font-name-asian="Sofia Pro" style:font-size-asian="12pt" style:font-style-asian="normal" style:font-weight-asian="normal" style:font-name-complex="Sofia Pro" style:font-size-complex="12pt" style:font-style-complex="normal" style:font-weight-complex="normal"/>
    </style:style>
    <style:style style:name="P14" style:family="paragraph" style:parent-style-name="Text_20_body">
      <style:paragraph-properties fo:margin-left="0cm" fo:margin-right="0cm" fo:margin-top="0cm" fo:margin-bottom="2.646cm" style:line-height-at-least="1.905cm" fo:text-align="start" style:justify-single-word="false" fo:orphans="2" fo:widows="2" fo:text-indent="0cm" style:auto-text-indent="false" fo:padding="0cm" fo:border="none"/>
      <style:text-properties fo:font-variant="normal" fo:text-transform="none" fo:color="#000000" style:font-name="Sofia Pro" fo:font-size="12pt" fo:letter-spacing="normal" fo:font-style="normal" fo:font-weight="normal" style:font-name-asian="Sofia Pro" style:font-size-asian="12pt" style:font-style-asian="normal" style:font-weight-asian="normal" style:font-name-complex="Sofia Pro" style:font-size-complex="12pt" style:font-style-complex="normal" style:font-weight-complex="normal"/>
    </style:style>
    <style:style style:name="P15" style:family="paragraph" style:parent-style-name="Text_20_body" style:list-style-name="L1">
      <style:paragraph-properties fo:margin-left="0cm" fo:margin-right="0cm" fo:margin-top="0cm" fo:margin-bottom="2.646cm" style:line-height-at-least="1.905cm" fo:text-align="start" style:justify-single-word="false" fo:orphans="2" fo:widows="2" fo:text-indent="0cm" style:auto-text-indent="false" fo:padding="0cm" fo:border="none"/>
      <style:text-properties fo:font-variant="normal" fo:text-transform="none" fo:color="#000000" style:font-name="Sofia Pro" fo:font-size="12pt" fo:letter-spacing="normal" fo:font-style="normal" fo:font-weight="normal" style:font-name-asian="Sofia Pro" style:font-size-asian="12pt" style:font-style-asian="normal" style:font-weight-asian="normal" style:font-name-complex="Sofia Pro" style:font-size-complex="12pt" style:font-style-complex="normal" style:font-weight-complex="normal"/>
    </style:style>
    <style:style style:name="P16" style:family="paragraph" style:parent-style-name="Text_20_body" style:list-style-name="L2">
      <style:paragraph-properties fo:margin-left="0cm" fo:margin-right="0cm" fo:margin-top="0cm" fo:margin-bottom="2.646cm" style:line-height-at-least="1.905cm" fo:text-align="start" style:justify-single-word="false" fo:orphans="2" fo:widows="2" fo:text-indent="0cm" style:auto-text-indent="false" fo:padding="0cm" fo:border="none"/>
      <style:text-properties fo:font-variant="normal" fo:text-transform="none" fo:color="#000000" style:font-name="Sofia Pro" fo:font-size="12pt" fo:letter-spacing="normal" fo:font-style="normal" fo:font-weight="normal" style:font-name-asian="Sofia Pro" style:font-size-asian="12pt" style:font-style-asian="normal" style:font-weight-asian="normal" style:font-name-complex="Sofia Pro" style:font-size-complex="12pt" style:font-style-complex="normal" style:font-weight-complex="normal"/>
    </style:style>
    <style:style style:name="P17" style:family="paragraph" style:parent-style-name="Text_20_body">
      <style:paragraph-properties fo:margin-left="0cm" fo:margin-right="0cm" fo:margin-top="0cm" fo:margin-bottom="2.646cm" style:line-height-at-least="1.905cm" fo:text-align="start" style:justify-single-word="false" fo:orphans="2" fo:widows="2" fo:text-indent="0cm" style:auto-text-indent="false" fo:padding="0cm" fo:border="none"/>
    </style:style>
    <style:style style:name="P18" style:family="paragraph" style:parent-style-name="Text_20_body">
      <style:paragraph-properties fo:margin-left="0cm" fo:margin-right="0cm" fo:margin-top="0cm" fo:margin-bottom="2.646cm" style:line-height-at-least="1.905cm" fo:text-align="start" style:justify-single-word="false" fo:orphans="2" fo:widows="2" fo:text-indent="0cm" style:auto-text-indent="false"/>
      <style:text-properties fo:font-variant="normal" fo:text-transform="none" fo:color="#000000" style:font-name="Sofia Pro" fo:font-size="12pt" fo:letter-spacing="normal" fo:font-style="normal" fo:font-weight="normal" style:font-name-asian="Sofia Pro" style:font-size-asian="12pt" style:font-style-asian="normal" style:font-weight-asian="normal" style:font-name-complex="Sofia Pro" style:font-size-complex="12pt" style:font-style-complex="normal" style:font-weight-complex="normal"/>
    </style:style>
    <style:style style:name="P19" style:family="paragraph" style:parent-style-name="Text_20_body">
      <style:paragraph-properties fo:margin-left="0cm" fo:margin-right="0cm" fo:margin-top="0cm" fo:margin-bottom="2.646cm" style:line-height-at-least="1.905cm" fo:text-align="start" style:justify-single-word="false" fo:orphans="2" fo:widows="2" fo:text-indent="0cm" style:auto-text-indent="false"/>
    </style:style>
    <style:style style:name="T1" style:family="text">
      <style:text-properties fo:font-variant="normal" fo:text-transform="none" fo:color="#000000" style:text-line-through-style="none" style:font-name="Sofia Pro" fo:font-size="12pt" fo:letter-spacing="normal" fo:font-style="normal" style:text-underline-style="none" fo:font-weight="normal" style:text-blinking="false" style:font-name-asian="Sofia Pro" style:font-size-asian="12pt" style:font-style-asian="normal" style:font-weight-asian="normal" style:font-name-complex="Sofia Pro" style:font-size-complex="12pt" style:font-style-complex="normal" style:font-weight-complex="normal"/>
    </style:style>
    <style:style style:name="T2" style:family="text">
      <style:text-properties fo:font-variant="normal" fo:text-transform="none" fo:color="#000000" style:font-name="Sofia Pro" fo:font-size="12pt" fo:letter-spacing="normal" fo:font-style="normal" fo:font-weight="normal" style:font-name-asian="Sofia Pro" style:font-size-asian="12pt" style:font-style-asian="normal" style:font-weight-asian="normal" style:font-name-complex="Sofia Pro" style:font-size-complex="12pt" style:font-style-complex="normal" style:font-weight-complex="normal"/>
    </style:style>
    <style:style style:name="T3" style:family="text">
      <style:text-properties fo:font-variant="normal" fo:text-transform="none" fo:color="#000000" style:font-name="Sofia Pro" fo:font-size="12pt" fo:letter-spacing="normal" fo:font-style="normal" style:text-underline-style="solid" style:text-underline-width="auto" style:text-underline-color="font-color" fo:font-weight="normal" style:font-name-asian="Sofia Pro" style:font-size-asian="12pt" style:font-style-asian="normal" style:font-weight-asian="normal" style:font-name-complex="Sofia Pro" style:font-size-complex="12pt" style:font-style-complex="normal" style:font-weight-complex="normal"/>
    </style:style>
    <style:style style:name="T4" style:family="text">
      <style:text-properties style:font-name="helvetica" fo:font-size="12pt" fo:font-style="normal" fo:font-weight="normal"/>
    </style:style>
    <style:style style:name="T5" style:family="text">
      <style:text-properties style:font-name="helvetica" fo:font-size="14pt" fo:font-style="normal" fo:font-weight="bold"/>
    </style:style>
    <style:style style:name="T6" style:family="text">
      <style:text-properties style:font-name="helvetica" fo:font-size="14pt" fo:font-style="normal" fo:font-weight="normal"/>
    </style:style>
    <style:style style:name="T7" style:family="text">
      <style:text-properties fo:font-size="14pt"/>
    </style:style>
    <style:style style:name="T8" style:family="text">
      <style:text-properties fo:font-size="14pt" fo:font-weight="bold"/>
    </style:style>
    <style:style style:name="T9" style:family="text">
      <style:text-properties style:font-name="ff2"/>
    </style:style>
    <style:style style:name="T10" style:family="text">
      <style:text-properties style:font-name="ff2" fo:letter-spacing="-0.026cm"/>
    </style:style>
    <style:style style:name="T11" style:family="text">
      <style:text-properties style:font-name="ff2" fo:letter-spacing="0.053cm"/>
    </style:style>
    <style:style style:name="T12" style:family="text">
      <style:text-properties style:font-name="ff2" fo:letter-spacing="0.026cm"/>
    </style:style>
    <style:style style:name="T13" style:family="text">
      <style:text-properties style:font-name="ff2" fo:letter-spacing="0.079cm"/>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2">1) </text:span><text:span text:style-name="Strong_20_Emphasis"><text:span text:style-name="T2">UNIDAD DE MANDO</text:span></text:span><text:span text:style-name="T2">: Cada empleado debe recibir órdenes de un sólo superior. De esta forma, se evitan cruces de indicaciones a modo de fuego cruzado.</text:span></text:p>
      <text:p text:style-name="P17"><text:span text:style-name="T2">2) </text:span><text:span text:style-name="Strong_20_Emphasis"><text:span text:style-name="T2">AUTORIDAD</text:span></text:span><text:span text:style-name="T2">: A pesar de que el cargo otorga la autoridad formal, no siempre se tendrá obediencia si no existe la capacidad de </text:span><text:a xlink:type="simple" xlink:href="http://www.altonivel.com.mx/18360-tres-claves-para-un-liderazgo-legendario.html" office:target-frame-name="_blank" xlink:show="new"><text:span text:style-name="T3">liderazgo</text:span></text:a><text:span text:style-name="T2">. Por ello, es necesario tener la capacidad de dar órdenes y que ellas se cumplan. La autoridad conlleva responsabilidad por las decisiones tomadas.</text:span></text:p>
      <text:p text:style-name="P17"><text:span text:style-name="T2">3) </text:span><text:span text:style-name="Strong_20_Emphasis"><text:span text:style-name="T2">UNIDAD DE DIRECCIÓN</text:span></text:span><text:span text:style-name="T2">: Se debe generar un programa para cada actividad. Todo objetivo de tener una secuencia de procesos y plan determinado para ser logrado. Además, de contar con un administrador para cada caso.</text:span></text:p>
      <text:p text:style-name="P17"><text:soft-page-break/><text:span text:style-name="T2">4) </text:span><text:span text:style-name="Strong_20_Emphasis"><text:span text:style-name="T2">CENTRALIZACIÓN</text:span></text:span><text:span text:style-name="T2">: Toda actividad debe ser manejada por una sola persona. Aunque gerentes conservan la responsabilidad final, se necesita </text:span><text:a xlink:type="simple" xlink:href="http://www.altonivel.com.mx/17067-aprende-a-delegar-de-manera-efectiva.html" office:target-frame-name="_blank" xlink:show="new"><text:span text:style-name="T3">delegar </text:span></text:a><text:span text:style-name="T2">a subalternos la capacidad de supervisión de cada actividad.</text:span></text:p>
      <text:p text:style-name="P17"><text:span text:style-name="T2">5) </text:span><text:span text:style-name="Strong_20_Emphasis"><text:span text:style-name="T2">SUBORDINACIÓN DEL INTERÉS PARTICULAR AL GENERAL</text:span></text:span><text:span text:style-name="T2">: Deben prevalecer los intereses de la empresa por sobre las individualidades. Siempre se debe  buscar el beneficio sobre la mayoría.</text:span></text:p>
      <text:p text:style-name="P17"><text:span text:style-name="T2">6) </text:span><text:span text:style-name="Strong_20_Emphasis"><text:span text:style-name="T2">DISCIPLINA</text:span></text:span><text:span text:style-name="T2">: Cada miembro de la organización debe respetar las reglas de la empresa, como también los acuerdo de convivencia de ella. Un buen liderazgo es </text:span><text:soft-page-break/><text:span text:style-name="T2">fundamental para lograr acuerdos justos en disputas y la correcta aplicación de sanciones.</text:span></text:p>
      <text:p text:style-name="P17"><text:span text:style-name="T2">7) </text:span><text:span text:style-name="Strong_20_Emphasis"><text:span text:style-name="T2">DIVISIÓN DEL TRABAJO</text:span></text:span><text:span text:style-name="T2">: La correcta delimitación y división de funciones es primordial para el buen funcionamiento de la empresa. Se debe explicar claramente el trabajo que cada colaborador debe desempañar. Además, se debe aprovechar la especialización del personal para aumentar la eficiencia.</text:span></text:p>
      <text:p text:style-name="P17"><text:span text:style-name="T2">8) </text:span><text:span text:style-name="Strong_20_Emphasis"><text:span text:style-name="T2">ORDEN</text:span></text:span><text:span text:style-name="T2">: Cada empleado debe ocupar el cargo más adecuado para él. Todo material debe estar en el lugar adecuado en el momento que corresponde.</text:span></text:p>
      <text:p text:style-name="P17"><text:soft-page-break/><text:span text:style-name="T2">9) </text:span><text:span text:style-name="Strong_20_Emphasis"><text:span text:style-name="T2">JERARQUÍA</text:span></text:span><text:span text:style-name="T2">: El organigrama y jerarquía de cargos debe estar claramente definidos y expuestos. Desde gerentes a jefes de sección, todos deben conocer  a su superior directo y se debe respetar la autoridad de cada nivel.</text:span></text:p>
      <text:p text:style-name="P17"><text:span text:style-name="T2">10) </text:span><text:span text:style-name="Strong_20_Emphasis"><text:span text:style-name="T2">JUSTA REMUNERACIÓN</text:span></text:span><text:span text:style-name="T2">: Todo empleado debe tener clara noción de su remuneración y debe ser asignada de acuerdo al trabajo realizado. Los beneficios de la empresa deben ser compartidos por todos los trabajadores.</text:span></text:p>
      <text:p text:style-name="P17"><text:span text:style-name="T2">11) </text:span><text:span text:style-name="Strong_20_Emphasis"><text:span text:style-name="T2">EQUIDAD</text:span></text:span><text:span text:style-name="T2">: Todo </text:span><text:a xlink:type="simple" xlink:href="http://www.altonivel.com.mx/eres-lider-o-solo-jefe.html" office:target-frame-name="_blank" xlink:show="new"><text:span text:style-name="T3">líder </text:span></text:a><text:span text:style-name="T2">debe contar con la capacidad de aplicar decisiones justas en el momento adecuado.  A su vez, deben tener un trato amistoso con sus subalternos.</text:span></text:p>
      <text:p text:style-name="P17"><text:soft-page-break/><text:span text:style-name="T2">12) </text:span><text:span text:style-name="Strong_20_Emphasis"><text:span text:style-name="T2">ESTABILIDAD</text:span></text:span><text:span text:style-name="T2">: Una alta tasa de rotación de personal no es conveniente para un funcionamiento eficiente de la empresa. Debe existir una razonable permanencia de una persona en su cargo, así los empleados sentirán seguridad en su puesto.</text:span></text:p>
      <text:p text:style-name="P17"><text:span text:style-name="T2">13) </text:span><text:span text:style-name="Strong_20_Emphasis"><text:span text:style-name="T2">INICIATIVA</text:span></text:span><text:span text:style-name="T2">: Se debe permitir la iniciativa para crear y llevar a cabo planes, dando libertad a los subalternos para que determinen cómo realizar ciertos procedimientos. Junto con esto, se debe tener en cuenta que en ocasiones se cometerán errores.</text:span></text:p>
      <text:p text:style-name="P17"><text:soft-page-break/><text:span text:style-name="T2">14) </text:span><text:span text:style-name="Strong_20_Emphasis"><text:span text:style-name="T2">ESPIRITU DE CUERPO</text:span></text:span><text:span text:style-name="T2">: El trabajo en equipo siempre es indispensable. Se debe promover el </text:span><text:a xlink:type="simple" xlink:href="http://www.altonivel.com.mx/18328-4-pasos-para-ser-un-lider-colaborativo.html" office:target-frame-name="_blank" xlink:show="new"><text:span text:style-name="T3">trabajo colaborativo</text:span></text:a><text:span text:style-name="T2">, que también ayuda a generar un mejor ambiente laboral.</text:span></text:p>
      <text:p text:style-name="P8">Filosofia de empresa</text:p>
      <text:p text:style-name="P14"><text:span text:style-name="T7">La filosofía empresarial es el conjunto de ciertos elementos que nos van a permitir la</text:span><text:span text:style-name="T8">identificación de la empresa con lo que es y lo que quiere lograr que, a su vez, permita desarrollar un núcleo de trabajo organizacional que identifica a todas las partes</text:span><text:span text:style-name="T7">integrantes de la organización.</text:span></text:p>
      <text:p text:style-name="P14"><text:soft-page-break/><text:span text:style-name="T7">Para generar una Filosofía empresarial requerimos </text:span><text:span text:style-name="T8">desarrollar la misión, visión y valores de la misma.</text:span></text:p>
      <text:p text:style-name="P8"/>
      <text:p text:style-name="P8">Mision</text:p>
      <text:p text:style-name="P14"> <text:span text:style-name="T5">La misión es el motivo</text:span><text:span text:style-name="T6">, propósito, fin o razón de ser de la existencia de una empresa u organización porque define:</text:span></text:p>
      <text:p text:style-name="P14"> <text:span text:style-name="T5">1) Lo que pretende cumplir</text:span><text:span text:style-name="T4"> </text:span><text:span text:style-name="T6">en su entorno o sistema social en el que actúa</text:span></text:p>
      <text:p text:style-name="P14"><text:soft-page-break/><text:span text:style-name="T7">2) Lo que </text:span><text:span text:style-name="T8">pretende hacer</text:span></text:p>
      <text:p text:style-name="P14">3) El para quién lo va a hacer</text:p>
      <text:p text:style-name="P8"/>
      <text:p text:style-name="P8"/>
      <text:p text:style-name="P8">vision</text:p>
      <text:p text:style-name="P14"><text:soft-page-break/><text:span text:style-name="T8">Visión es el camino</text:span><text:span text:style-name="T7">. Para Jack Fleitman, en el mundo empresarial, la visión se define como el camino al cual se dirige la empresa a largo plazo y sirve de rumbo y aliciente para orientar las decisiones estratégicas de crecimiento junto a las de competitividad. Lo más importante es</text:span>  <text:span text:style-name="T7">considerar qué deberá hacer la compañía para satisfacer las necesidades de sus clientes el día de mañana y cómo deberá evolucionar la configuración de negocios para que pueda crecer y prosperar.</text:span></text:p>
      <text:list xml:id="list1422373526" text:style-name="L1">
        <text:list-item>
          <text:p text:style-name="P15"><text:span text:style-name="T8">Valores</text:span><text:span text:style-name="T7">. Define el conjunto de principios, creencias, reglas que regulan la gestión de la organización. Constituyen la filosofía institucional y el soporte de la cultura organizacional. El objetivo </text:span><text:soft-page-break/><text:span text:style-name="T7">básico de la definición de valores corporativos es el de tener un marco de referencia que inspire y regule la vida de la organización y por ende lo que se está pidiendo tanto de los empleados de la misma, como en cuanto a la atención al cliente.</text:span></text:p>
        </text:list-item>
        <text:list-item>
          <text:p text:style-name="P9"/>
        </text:list-item>
      </text:list>
      <text:p text:style-name="P8">Objetivos</text:p>
      <text:p text:style-name="P14"><text:soft-page-break/>Los objetivos de una empresa son resultados, situaciones o estados que una empresa pretende alcanzar o a los que pretende llegar, en un periodo de tiempo y a través del uso de los recursos con los que dispone o planea disponer.</text:p>
      <text:p text:style-name="P14">Establecer objetivos es esencial para el éxito de una empresa pues éstos establecen un curso a seguir y sirven como fuente de motivación para los miembros de la misma.</text:p>
      <text:p text:style-name="P14">Pero además de ello, otras ventajas de establecer objetivos para una empresa son:</text:p>
      <text:list xml:id="list1200054353" text:style-name="L2">
        <text:list-item>
          <text:p text:style-name="P16"><text:soft-page-break/>permiten enfocar esfuerzos hacia una misma dirección.</text:p>
        </text:list-item>
        <text:list-item>
          <text:p text:style-name="P16">sirven de guía para la formulación de estrategias.</text:p>
        </text:list-item>
        <text:list-item>
          <text:p text:style-name="P16">sirven de guía para la asignación de recursos.</text:p>
        </text:list-item>
        <text:list-item>
          <text:p text:style-name="P16">sirven de base para la realización de tareas o actividades.</text:p>
        </text:list-item>
        <text:list-item>
          <text:p text:style-name="P16">permiten evaluar resultados al comparar los resultados obtenidos con los objetivos propuestos y, de ese modo, medir la eficacia o productividad de la empresa, de cada área, de cada grupo o de cada trabajador.</text:p>
        </text:list-item>
        <text:list-item>
          <text:p text:style-name="P16"><text:soft-page-break/>generan coordinación, organización y control.</text:p>
        </text:list-item>
        <text:list-item>
          <text:p text:style-name="P16">generan participación, compromiso y motivación y, al alcanzarlos, generan satisfacción.</text:p>
        </text:list-item>
        <text:list-item>
          <text:p text:style-name="P16">revelan prioridades.</text:p>
        </text:list-item>
        <text:list-item>
          <text:p text:style-name="P16">producen sinergia.</text:p>
        </text:list-item>
        <text:list-item>
          <text:p text:style-name="P16">disminuyen la incertidumbre.</text:p>
        </text:list-item>
      </text:list>
      <text:p text:style-name="P8"><text:soft-page-break/></text:p>
      <text:p text:style-name="P8">Politicas</text:p>
      <text:p text:style-name="P17"><text:span text:style-name="T2">La política de una organización es una </text:span><text:span text:style-name="Strong_20_Emphasis"><text:span text:style-name="T2">declaración de principios generales que la empresa u organización se compromete a cumplir</text:span></text:span><text:span text:style-name="T2">. En ella se dan una serie de reglas y directrices básicas acerca del comportamiento que se espera de sus empleados y fija las bases sobre cómo se desarrollarán los demás documentos (manuales, </text:span><text:a xlink:type="simple" xlink:href="http://www.pdcahome.com/6404/como-redactar-procedimientos/"><text:span text:style-name="T1">procedimientos</text:span></text:a><text:span text:style-name="T2">… ) de la empresa.</text:span></text:p>
      <text:p text:style-name="P14"><text:soft-page-break/>Una buena política no debe de ocupar más de una o dos páginas y no debe incluir detalles</text:p>
      <text:p text:style-name="P8">Teoria general de sistemas</text:p>
      <text:p text:style-name="P19"><text:span text:style-name="T2">La teoría de sistemas o teoría general de los sistemas es el estudio interdisciplinario de los </text:span><text:a xlink:type="simple" xlink:href="http://es.wikipedia.org/wiki/Sistema"><text:span text:style-name="T1">sistemas</text:span></text:a><text:span text:style-name="T2"> en general. Su propósito es estudiar los principios aplicables a los sistemas en cualquier nivel en todos los </text:span><text:a xlink:type="simple" xlink:href="http://es.wikipedia.org/wiki/Disciplina_científica"><text:span text:style-name="T1">campos de la investigación</text:span></text:a><text:span text:style-name="T2">.</text:span></text:p>
      <text:p text:style-name="P19"><text:soft-page-break/><text:span text:style-name="T2"><text:line-break/>En 1950 </text:span><text:a xlink:type="simple" xlink:href="http://es.wikipedia.org/wiki/Ludwig_von_Bertalanffy"><text:span text:style-name="T1">Ludwig von Bertalanffy</text:span></text:a><text:span text:style-name="T2"> planteó la teoría general de sistemas propiamente dicha. Posteriormente, en la década de los setenta, </text:span><text:a xlink:type="simple" xlink:href="http://es.wikipedia.org/wiki/Humberto_Maturana"><text:span text:style-name="T1">Humberto Maturana</text:span></text:a><text:span text:style-name="T2"> desarrolló el concepto de </text:span><text:a xlink:type="simple" xlink:href="http://es.wikipedia.org/wiki/Autopoiesis"><text:span text:style-name="T1">autopoiesis</text:span></text:a><text:span text:style-name="T2">, el que da cuenta de la organización de los sistemas vivos como redes cerradas de autoproducción de los componentes que las constituyen. </text:span><text:a xlink:type="simple" xlink:href="http://es.wikipedia.org/wiki/W._Ross_Ashby"><text:span text:style-name="T1">W. Ross Ashby</text:span></text:a><text:span text:style-name="T2"> y </text:span><text:a xlink:type="simple" xlink:href="http://es.wikipedia.org/wiki/Norbert_Wiener"><text:span text:style-name="T1">Norbert Wiener</text:span></text:a><text:span text:style-name="T2"> desarrollaron la teoría matemática de la comunicación y control de sistemas a través de la regulación de la </text:span><text:a xlink:type="simple" xlink:href="http://es.wikipedia.org/wiki/Retroalimentación"><text:span text:style-name="T1">retroalimentación</text:span></text:a><text:span text:style-name="T2"> (</text:span><text:a xlink:type="simple" xlink:href="http://es.wikipedia.org/wiki/Cibernética"><text:span text:style-name="T1">cibernética</text:span></text:a><text:span text:style-name="T2">), que se encuentra estrechamente relacionada con la </text:span><text:a xlink:type="simple" xlink:href="http://es.wikipedia.org/wiki/Teoría_de_control"><text:span text:style-name="T1">teoría de control</text:span></text:a><text:span text:style-name="T2">. En la mísma década, </text:span><text:a xlink:type="simple" xlink:href="http://es.wikipedia.org/wiki/René_Thom"><text:span text:style-name="T1">René Thom</text:span></text:a><text:span text:style-name="T2"> y E.C. Zeeman plantearon la </text:span><text:a xlink:type="simple" xlink:href="http://es.wikipedia.org/wiki/Teoría_de_las_catástrofes"><text:span text:style-name="T1">teoría de las catástrofes</text:span></text:a><text:span text:style-name="T2">, rama de las </text:span><text:a xlink:type="simple" xlink:href="http://es.wikipedia.org/wiki/Matemáticas"><text:span text:style-name="T1">matemáticas</text:span></text:a><text:span text:style-name="T2">de acuerdo con bifurcaciones en </text:span><text:a xlink:type="simple" xlink:href="http://es.wikipedia.org/wiki/Sistemas_dinámicos"><text:span text:style-name="T1">sistemas dinámicos</text:span></text:a><text:span text:style-name="T2"> que clasifica los fenómenos caracterizados por súbitos desplazamientos en su conducta.</text:span></text:p>
      <text:p text:style-name="P8"><text:soft-page-break/></text:p>
      <text:p text:style-name="P19"><text:span text:style-name="T2">El contexto en el que la TGS se puso en marcha, es el de una ciencia dominada por las operaciones de reducción características del método analítico. Básicamente, para poder manejar una herramienta tan global, primero se ha de partir de una idea de lo que se pretende demostrar, definir o poner a prueba. Teniendo claro el resultado (partiendo de la observación en cualquiera de sus vertientes), entonces se le aplica un concepto que, lo mejor que se puede asimilar resultando familiar y fácil de entender, es a los métodos matemáticos conocidos como </text:span><text:a xlink:type="simple" xlink:href="http://es.wikipedia.org/wiki/Mínimo_común_múltiplo"><text:span text:style-name="T1">mínimo común múltiplo</text:span></text:a><text:span text:style-name="T2"> y </text:span><text:a xlink:type="simple" xlink:href="http://es.wikipedia.org/wiki/Máximo_común_divisor"><text:span text:style-name="T1">máximo común divisor</text:span></text:a><text:span text:style-name="T2">. A semejanza de estos métodos, la TGS trata de ir desengranando los factores que intervienen en el resultado final, a cada factor le otorga un valor conceptual que fundamenta </text:span><text:soft-page-break/><text:span text:style-name="T2">la </text:span><text:a xlink:type="simple" xlink:href="http://es.wikipedia.org/wiki/Coherencia"><text:span text:style-name="T1">coherencia</text:span></text:a><text:span text:style-name="T2"> de lo observado, enumera todos los valores y trata de analizar todos por separado y, en el proceso de la elaboración de un postulado, trata de ver cuántos conceptos son comunes y no comunes con un mayor índice de repetición, así como los que son comunes con un menor índice de repetición. Con los resultados en mano y un gran esfuerzo de abstracción, se les asignan a conjuntos (</text:span><text:a xlink:type="simple" xlink:href="http://es.wikipedia.org/wiki/Teoría_de_conjuntos"><text:span text:style-name="T1">teoría de conjuntos</text:span></text:a><text:span text:style-name="T2">), formando objetos. Con la lista de objetos completa y las propiedades de dichos objetos declaradas, se conjeturan las interacciones que existen entre ellos, mediante la generación de un </text:span><text:a xlink:type="simple" xlink:href="http://es.wikipedia.org/wiki/Simulación"><text:span text:style-name="T1">modelo informático</text:span></text:a><text:span text:style-name="T2"> que pone a prueba si dichos objetos, virtualizados, muestran un resultado con unos márgenes de error aceptables. En un último paso, se realizan las pruebas de laboratorio. Es entonces cuando las conjeturas, postulados, especulaciones, intuiciones y demás sospechas, se ponen a prueba y nace la teoría.</text:span></text:p>
      <text:p text:style-name="P18"><text:soft-page-break/>Como toda herramienta matemática en la que se opera con factores, los factores enumerados que intervienen en estos procesos de investigación y desarrollo no alteran el producto final, aunque sí pueden alterar los tiempos para obtener los resultados y la calidad de los mismos; así se ofrece una mayor o menor resistencia económica a la hora de obtener soluciones.</text:p>
      <text:p text:style-name="P8"/>
      <text:p text:style-name="P7"><text:span text:style-name="T9">La clasificación de un sistema al igual que el </text:span><text:soft-page-break/><text:span text:style-name="T9">análisis de los aspectos del mismo es un procesorelativo; depende del individuo que lo hace, del objetivo que se persigue y de las circunstanciaspart</text:span><text:soft-page-break/><text:span text:style-name="T9">iculares en las cuales se desarrolla. Los sistemas se clasifican así:</text:span></text:p>
      <text:p text:style-name="P2">SEGÚN SU RELACION CON EL MEDIO AMBIENTE </text:p>
      <text:p text:style-name="P3">√</text:p>
      <text:p text:style-name="P4">Abiertos:</text:p>
      <text:p text:style-name="P1"><text:soft-page-break/><text:span text:style-name="T9">Sistemas que intercambian materia, energía o información con el ambiente.</text:span><text:span text:style-name="T10">Ejemplos: célula, ser humano, ciudad, perro, televisor, </text:span><text:soft-page-break/><text:span text:style-name="T10">familia estación de radio.</text:span></text:p>
      <text:p text:style-name="P3">√</text:p>
      <text:p text:style-name="P4">Cerrado</text:p>
      <text:p text:style-name="P1"><text:span text:style-name="T11">: Sistemas que no intercambian materia, energía o información con el</text:span><text:span text:style-name="T9">ambiente. Ejemplos: universo, </text:span><text:soft-page-break/><text:span text:style-name="T9">reloj desechable, llanta de carro</text:span></text:p>
      <text:p text:style-name="P8"/>
      <text:p text:style-name="P10">SEGÚN SU NATURALEZA</text:p>
      <text:p text:style-name="P3">√</text:p>
      <text:p text:style-name="P4">Concretos:</text:p>
      <text:p text:style-name="P1"><text:span text:style-name="T9">Sistema físico o tangible. </text:span><text:soft-page-break/><text:span text:style-name="T9">Ejemplos: Equipos de sonidos, pájaro, guitarra,</text:span><text:span text:style-name="T10">elefante.</text:span></text:p>
      <text:p text:style-name="P3">√</text:p>
      <text:p text:style-name="P4">Abstractos:</text:p>
      <text:p text:style-name="P1"><text:span text:style-name="T12">Sistemas simbólicos o conceptuales. Ejemplo: Sistema sexagesimal,</text:span><text:span text:style-name="T10">i</text:span><text:soft-page-break/><text:span text:style-name="T10">dioma español lógica difusa.</text:span></text:p>
      <text:p text:style-name="P2">SEGÚN SU ORIGEN </text:p>
      <text:p text:style-name="P3">√</text:p>
      <text:p text:style-name="P4">Naturales:</text:p>
      <text:p text:style-name="P1"><text:span text:style-name="T9">Sistemas generados por la naturaleza, tales como los ríos, los bosques </text:span><text:soft-page-break/><text:span text:style-name="T9">las</text:span><text:span text:style-name="T10">moléculas de agua.</text:span></text:p>
      <text:p text:style-name="P3">√</text:p>
      <text:p text:style-name="P4">Artificiales:</text:p>
      <text:p text:style-name="P1"><text:span text:style-name="T9">Sistemas que son productos de la actividad humana, son concebidos yconstruidos por el hombre, </text:span><text:soft-page-break/><text:span text:style-name="T9">tenemos al tren, avión, idioma ingles</text:span></text:p>
      <text:p text:style-name="P8"/>
      <text:p text:style-name="P11">SEGÚN SUS RELACIONES </text:p>
      <text:p text:style-name="P3">√</text:p>
      <text:p text:style-name="P4">Simples:</text:p>
      <text:p text:style-name="P1"><text:soft-page-break/><text:span text:style-name="T12">Sistemas con pocos elementos y relaciones, como los juegos de billar,</text:span><text:span text:style-name="T9">péndulo, f(x)=x+2, palanca.</text:span></text:p>
      <text:p text:style-name="P3">√</text:p>
      <text:p text:style-name="P4">Complejos:</text:p>
      <text:p text:style-name="P1"><text:span text:style-name="T11">Sistemas con numerosos element</text:span><text:soft-page-break/><text:span text:style-name="T11">os y relaciones. Ejemplo: cerebro</text:span><text:span text:style-name="T9">universidad, cámara, fotográfica.</text:span><text:span text:style-name="T13">Esta clasificación es relativa por que depende del número de elementos y relación</text:span><text:span text:style-name="T9">conside</text:span><text:soft-page-break/><text:span text:style-name="T9">rados. En la práctica y con base en límites psicológicos de la percepción y comprensión</text:span><text:span text:style-name="T12">humanas, un sistema con más o menos siete elementos y relaciones se </text:span><text:soft-page-break/><text:span text:style-name="T12">puede considerar </text:span><text:span text:style-name="T10">simple.</text:span></text:p>
      <text:p text:style-name="P10">SEGÚN SU CAMBIO EN EL TIEMPO </text:p>
      <text:p text:style-name="P3">√</text:p>
      <text:p text:style-name="P4">Estáticos:</text:p>
      <text:p text:style-name="P6">Sistema que no cambia en le <text:soft-page-break/>tiempo: piedra, vaso de plástico, montañas.</text:p>
      <text:p text:style-name="P3">√</text:p>
      <text:p text:style-name="P4">Dinámicos:</text:p>
      <text:p text:style-name="P1"><text:span text:style-name="T9">Sistema que cambia en el tiempo: Universo, átomo, la tierra, hongo. Esta</text:span><text:span text:style-name="T10">clasificación </text:span><text:soft-page-break/><text:span text:style-name="T10">es relativa por que depende del periodo de tiempo definido para el análisis</text:span><text:span text:style-name="T9">del Sistema</text:span></text:p>
      <text:p text:style-name="P12">EGÚN EL TIPO DE <text:soft-page-break/>VARIABLEQUE LO DEFINEN</text:p>
      <text:p text:style-name="P3">√</text:p>
      <text:p text:style-name="P4">Discretos:</text:p>
      <text:p text:style-name="P5">Sistema definido por variables discretas: lógica, boolean, alfabeto.</text:p>
      <text:p text:style-name="P13"><text:soft-page-break/>Continuos:</text:p>
      <text:p text:style-name="P6">Sistema definido por variables continuas: alternador, ríos.</text:p>
      <text:p text:style-name="P4">OTRAS CLASIFICACIONES</text:p>
      <text:p text:style-name="P3">√</text:p>
      <text:p text:style-name="P4"><text:soft-page-break/>Jerárquicos:</text:p>
      <text:p text:style-name="P1"><text:span text:style-name="T9">Sistemas cuyos elementos están relacionados mediante relaciones dedependencia o subordinación conformando una organización por </text:span><text:soft-page-break/><text:span text:style-name="T9">niveles: gobierno de</text:span><text:span text:style-name="T10">una ciudad.</text:span></text:p>
      <text:p text:style-name="P3">√</text:p>
      <text:p text:style-name="P4">Sistema de control:</text:p>
      <text:p text:style-name="P1"><text:span text:style-name="T9">Sistema jerárquico en el cual unos elementos son controlados </text:span><text:soft-page-break/><text:span text:style-name="T9">por otros: lámparas.</text:span></text:p>
      <text:p text:style-name="P3">√</text:p>
      <text:p text:style-name="P4">Sistema de Control con retroalimentación:</text:p>
      <text:p text:style-name="P1"><text:span text:style-name="T9">Sistema de control en el cual elementos</text:span><text:span text:style-name="T11">control</text:span><text:soft-page-break/><text:span text:style-name="T11">ados envían información sobre su estado a los elementos controladores:</text:span><text:span text:style-name="T9">termostato.</text:span></text:p>
      <text:p text:style-name="P3">√</text:p>
      <text:p text:style-name="P4">Deterministico:</text:p>
      <text:p text:style-name="P1"><text:span text:style-name="T9">Sistema con un comportamiento previsible: </text:span><text:soft-page-break/><text:span text:style-name="T9">palanca, polea, programa</text:span><text:span text:style-name="T10">de computador.</text:span></text:p>
      <text:p text:style-name="P3">√</text:p>
      <text:p text:style-name="P4">Probabilístico:</text:p>
      <text:p text:style-name="P1"><text:span text:style-name="T9">Sistema con un comportamiento no previsible: clima mosca, </text:span><text:soft-page-break/><text:span text:style-name="T9">sistema</text:span><text:span text:style-name="T10">económico mundial</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Helvetica Neue" svg:font-family="'Helvetica Neue', Helvetica, Arial, sans-serif"/>
    <style:font-face style:name="Lohit Hindi1" svg:font-family="'Lohit Hindi'"/>
    <style:font-face style:name="Open Sans" svg:font-family="'Open Sans'"/>
    <style:font-face style:name="OpenSymbol" svg:font-family="OpenSymbol"/>
    <style:font-face style:name="Sofia Pro" svg:font-family="'Sofia Pro', sans-serif"/>
    <style:font-face style:name="ff1" svg:font-family="ff1, Arial, Arial, Helvetica, sans-serif"/>
    <style:font-face style:name="ff2" svg:font-family="ff2, Arial, Arial, Helvetica, sans-serif"/>
    <style:font-face style:name="ff3" svg:font-family="ff3, Arial, Arial, Helvetica, sans-serif"/>
    <style:font-face style:name="helvetica" svg:font-family="helvetica"/>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lan </meta:initial-creator>
    <meta:creation-date>2015-04-16T15:15:48</meta:creation-date>
    <meta:document-statistic meta:table-count="0" meta:image-count="0" meta:object-count="0" meta:page-count="42" meta:paragraph-count="105" meta:word-count="1889" meta:character-count="11979"/>
    <dc:date>2015-04-16T15:59:01</dc:date>
    <dc:creator>Allan </dc:creator>
    <meta:editing-duration>PT12M32S</meta:editing-duration>
    <meta:editing-cycles>1</meta:editing-cycles>
    <meta:generator>LibreOffice/3.3$Linux LibreOffice_project/330m19$Build-401</meta:generator>
  </office:meta>
</office:document-meta>
</file>